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-Roman" svg:font-family="Times-Roman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476cm" fo:margin-right="0.45cm" fo:text-align="justify" style:justify-single-word="false" fo:text-indent="0cm" style:auto-text-indent="false"/>
      <style:text-properties fo:font-size="11pt" style:font-size-asian="9.60000038146973pt" style:font-size-complex="11pt"/>
    </style:style>
    <style:style style:name="P2" style:family="paragraph" style:parent-style-name="Standard">
      <style:paragraph-properties fo:margin-left="0.476cm" fo:margin-right="0.45cm" fo:text-indent="0cm" style:auto-text-indent="false"/>
      <style:text-properties fo:font-size="11pt" fo:font-weight="bold" style:font-size-asian="9.60000038146973pt" style:font-weight-asian="bold" style:font-size-complex="11pt" style:font-weight-complex="bold"/>
    </style:style>
    <style:style style:name="P3" style:family="paragraph" style:parent-style-name="Standard">
      <style:paragraph-properties fo:margin-left="0.476cm" fo:margin-right="0.45cm" fo:text-align="justify" style:justify-single-word="false" fo:text-indent="0cm" style:auto-text-indent="false"/>
      <style:text-properties fo:font-size="11pt" fo:font-weight="bold" style:font-size-asian="9.60000038146973pt" style:font-weight-asian="bold" style:font-size-complex="11pt" style:font-weight-complex="bold"/>
    </style:style>
    <style:style style:name="P4" style:family="paragraph" style:parent-style-name="Standard">
      <style:paragraph-properties fo:margin-left="0.476cm" fo:margin-right="0.45cm" fo:text-indent="0cm" style:auto-text-indent="false"/>
      <style:text-properties fo:font-size="11pt" fo:font-weight="normal" style:font-size-asian="9.60000038146973pt" style:font-weight-asian="normal" style:font-size-complex="11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Times New Roman" fo:font-weight="normal" style:font-size-asian="11pt" style:font-weight-asian="normal" style:font-weight-complex="normal"/>
    </style:style>
    <style:style style:name="T4" style:family="text">
      <style:text-properties style:font-name="Times New Roman" fo:font-weight="normal" style:font-name-asian="Times-Roman" style:font-size-asian="11pt" style:font-weight-asian="normal" style:font-name-complex="Times-Roman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niversidade Federal de Goiás</text:p>
      <text:p text:style-name="P2">Instituto de Informática </text:p>
      <text:p text:style-name="P2">Fábrica de Software</text:p>
      <text:p text:style-name="P2"/>
      <text:p text:style-name="P2">Projeto: <text:span text:style-name="T1">SISTEMA DE GESTÃO BIBLIOGRÁFICA</text:span></text:p>
      <text:p text:style-name="P2">Colaborador: <text:span text:style-name="T1">Bruno Marquete da Silva</text:span></text:p>
      <text:p text:style-name="P4"/>
      <text:p text:style-name="P2">Relatório da Fase de Concepção</text:p>
      <text:p text:style-name="P2"/>
      <text:p text:style-name="P2">Papél desempenhado: <text:span text:style-name="T1">Administrador de Banco de Dados</text:span></text:p>
      <text:p text:style-name="P4"/>
      <text:p text:style-name="P1"><text:span text:style-name="T2">Atividades realizadas: </text:span><text:span text:style-name="T1">Nesta primeira fase de concepção dedicou-se a participação de reuniões com os demais e admnistradores de banco de dados e com outros membros da equipe técnica no intuito de definir o sistema gerenciador de banco de dados (SGBD) a ser utilizado no projeto, bem como framework de mapeamento Objeto-Relacional (ORM) e ferramenta de modelagem. Para este propósito, esteve engajado na identificação de restrições, vantagens e desvantagens <text:s/>que as ferramentas disponíveis poderiam apresentar e na determinação do ambiente real em que o Sistema de Gestão de Bibliográfica operará.</text:span><text:span text:style-name="T3"> Neste processo, consultou </text:span><text:span text:style-name="T4">Danillo Guimarães, Gestor de Ambiente Técnico, e Juliano Lopes de Oliveira, Gestor de Portfólio.</text:span></text:p>
      <text:p text:style-name="P4"/>
      <text:p text:style-name="P2">Esforço: <text:s/><text:span text:style-name="T1">7,5 hrs, corresponde à participação nas reunições presenciais ocorridas.</text:span></text:p>
      <text:p text:style-name="P2"/>
      <text:p text:style-name="P3">Artefatos produzidos: <text:s/><text:span text:style-name="T1">Juntamente com os demais administradores de banco de dados (Bruno Pereira Maia e Inael Rodrigues) e com o Gerente de Configuração (Alan Vieira Ribeiro) colaborou na elaboração da versão 1.0 do Plano de Gerência de Configuração ao definir neste o SGBD e a ferramenta de modelagem de banco de dados a serem utilizad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-Roman" svg:font-family="Times-Roman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39S</meta:editing-duration>
    <meta:editing-cycles>9</meta:editing-cycles>
    <meta:generator>LibreOffice/3.4$Win32 LibreOffice_project/340m1$Build-502</meta:generator>
    <dc:date>2012-10-26T21:05:18.11</dc:date>
    <meta:document-statistic meta:table-count="0" meta:image-count="0" meta:object-count="0" meta:page-count="1" meta:paragraph-count="10" meta:word-count="203" meta:character-count="1370" meta:non-whitespace-character-count="1173"/>
    <meta:user-defined meta:name="Info 1"/>
    <meta:user-defined meta:name="Info 2"/>
    <meta:user-defined meta:name="Info 3"/>
    <meta:user-defined meta:name="Info 4"/>
  </office:meta>
</office:document-meta>
</file>